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4"/>
    <style:style style:name="ce11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7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thin double #000000" fo:border-left="none" fo:border-right="none"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4">
      <style:text-properties fo:color="#FF0000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26" style:family="table-cell" style:parent-style-name="Default" style:data-style-name="N4">
      <style:table-cell-properties fo:border-top="none" fo:border-bottom="thin double #000000" fo:border-left="none" fo:border-right="none" fo:background-color="#C6E0B4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35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37" style:family="table-cell" style:parent-style-name="Default" style:data-style-name="N30"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49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62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63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64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8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9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2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8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8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9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2pt solid #000000" fo:border-bottom="none" fo:border-left="2pt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02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4" style:family="table-cell" style:parent-style-name="Excel_32_Built-in_32_Comma" style:data-style-name="N38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6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7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08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13" style:family="table-cell" style:parent-style-name="Default" style:data-style-name="N0">
      <style:table-cell-properties fo:background-color="#C6E0B4"/>
      <style:text-properties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115" style:family="table-cell" style:parent-style-name="Default" style:data-style-name="N4">
      <style:table-cell-properties fo:background-color="#C6E0B4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89000" table:formula="of:=SUM([.E21:.E31])" table:style-name="ce5">
            <text:p>89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7000" table:formula="of:=[.F28]" table:style-name="ce5">
            <text:p>7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89000" table:formula="of:=[.D6]-[.D8]" table:style-name="ce5">
            <text:p>89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4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9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style-name="ce4"/>
          <table:table-cell office:value-type="float" office:value="6000" table:style-name="ce4">
            <text:p>6.000,00</text:p>
          </table:table-cell>
          <table:table-cell office:value-type="float" office:value="25000" table:formula="of:=[.F21]+[.D22]-[.E22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22]+[.D23]-[.E23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2" table:style-name="ce1"/>
          <table:table-cell office:value-type="float" office:value="6000" table:style-name="ce1">
            <text:p>6000</text:p>
          </table:table-cell>
          <table:table-cell office:value-type="float" office:value="13000" table:formula="of:=[.F23]+[.D24]-[.E24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24]+[.D25]-[.E25]" table:style-name="ce4">
            <text:p>7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office:value-type="float" office:value="7000" table:formula="of:=[.F25]+[.D26]-[.E26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office:value-type="float" office:value="7000" table:formula="of:=[.F26]+[.D27]-[.E27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1"/>
          <table:table-cell office:value-type="string" table:style-name="ce12">
            <text:p>Kalan Bakiye</text:p>
          </table:table-cell>
          <table:table-cell table:style-name="ce13"/>
          <table:table-cell table:style-name="ce14"/>
          <table:table-cell office:value-type="float" office:value="7000" table:formula="of:=[.F27]+[.D28]-[.E28]" table:style-name="ce1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10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47])" table:style-name="ce5">
            <text:p>0,00</text:p>
          </table:table-cell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9"/>
          <table:table-cell table:number-columns-repeated="3" table:style-name="ce4"/>
          <table:table-cell table:style-name="ce15"/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6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7" table:style-name="ro1">
          <table:table-cell table:style-name="ce17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3-08-01T00:00:00" table:style-name="ce9">
            <text:p>01.08.2023</text:p>
          </table:table-cell>
          <table:table-cell office:value-type="string" table:style-name="ce3">
            <text:p>Cihan Çam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30-04-2024 tarihinde hesap yapıldı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string" table:style-name="ce4">
            <text:p>Tutar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BAKİYE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office:value-type="float" office:value="96000" table:style-name="ce4">
            <text:p>96.000,00</text:p>
          </table:table-cell>
          <table:table-cell table:style-name="ce4"/>
          <table:table-cell office:value-type="float" office:value="96000" table:formula="of:=[.D48]-[.E48]" table:style-name="ce4">
            <text:p>96.000,00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number-columns-repeated="2" table:style-name="ce4"/>
          <table:table-cell office:value-type="float" office:value="96000" table:formula="of:=[.F48]+[.D49]-[.E4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Başlangıç Tarihi</text:p>
          </table:table-cell>
          <table:table-cell table:style-name="ce2"/>
          <table:table-cell table:number-columns-repeated="2" table:style-name="ce4"/>
          <table:table-cell office:value-type="float" office:value="96000" table:formula="of:=[.F49]+[.D50]-[.E5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4-08-29T00:00:00" table:style-name="ce9">
            <text:p>29.08.2024</text:p>
          </table:table-cell>
          <table:table-cell office:value-type="string" table:style-name="ce2">
            <text:p>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96000" table:formula="of:=[.F50]+[.D51]-[.E51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1T00:00:00" table:style-name="ce9">
            <text:p>01.09.2023</text:p>
          </table:table-cell>
          <table:table-cell office:value-type="string" table:style-name="ce2">
            <text:p>Nakit Ödeme <text:s/>65000</text:p>
          </table:table-cell>
          <table:table-cell table:style-name="ce2"/>
          <table:table-cell table:style-name="ce10"/>
          <table:table-cell office:value-type="float" office:value="65000" table:style-name="ce1">
            <text:p>65000</text:p>
          </table:table-cell>
          <table:table-cell office:value-type="float" office:value="31000" table:formula="of:=[.F51]+[.D52]-[.E52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Taksit 1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25000" table:formula="of:=[.F52]+[.D53]-[.E53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Taksit 2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53]+[.D54]-[.E54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Taksit 3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3000" table:formula="of:=[.F54]+[.D55]-[.E55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Taksit 4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55]+[.D56]-[.E56]" table:style-name="ce4">
            <text:p>7.000,00</text:p>
          </table:table-cell>
          <table:table-cell table:number-columns-repeated="16378"/>
        </table:table-row>
        <table:table-row table:style-name="ro2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Taksit 5 7000</text:p>
          </table:table-cell>
          <table:table-cell office:value-type="string" table:style-name="ce19">
            <text:p>ÖDENMEDİ</text:p>
          </table:table-cell>
          <table:table-cell table:style-name="ce10"/>
          <table:table-cell table:style-name="ce1"/>
          <table:table-cell office:value-type="float" office:value="7000" table:formula="of:=[.F56]+[.D57]-[.E57]" table:style-name="ce4">
            <text:p>7.000,00</text:p>
          </table:table-cell>
          <table:table-cell table:number-columns-repeated="16378"/>
        </table:table-row>
        <table:table-row table:style-name="ro2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Gün sayısı</text:p>
          </table:table-cell>
          <table:table-cell office:value-type="float" office:value="365" table:formula="of:=[.A51]-[.A50]" table:style-name="ce20">
            <text:p>365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2023-24 günlük TL</text:p>
          </table:table-cell>
          <table:table-cell office:value-type="float" office:value="263.01369863013701" table:formula="of:=[.D48]/[.C59]" table:style-name="ce3">
            <text:p>263,0136986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date" office:date-value="2024-04-30T00:00:00" table:style-name="ce21">
            <text:p>30.04.2024</text:p>
          </table:table-cell>
          <table:table-cell office:value-type="string" table:style-name="ce22">
            <text:p>HESAPLAMA tarihi</text:p>
          </table:table-cell>
          <table:table-cell table:style-name="ce23"/>
          <table:table-cell table:style-name="ce24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Hesap gün sayısı</text:p>
          </table:table-cell>
          <table:table-cell office:value-type="float" office:value="244" table:formula="of:=[.A61]-[.A50]" table:style-name="ce3">
            <text:p>244</text:p>
          </table:table-cell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Hesaplanan bedel</text:p>
          </table:table-cell>
          <table:table-cell table:style-name="ce2"/>
          <table:table-cell office:value-type="float" office:value="64175.342465753434" table:formula="of:=[.C62]*[.C60]" table:style-name="ce10">
            <text:p>64.175,34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bedeli</text:p>
          </table:table-cell>
          <table:table-cell table:style-name="ce2"/>
          <table:table-cell office:value-type="float" office:value="31824.657534246566" table:formula="of:=[.D48]-[.D63]" table:style-name="ce10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5">
            <text:p>İADE edilecek HESAP toplam</text:p>
          </table:table-cell>
          <table:table-cell office:value-type="string" table:style-name="ce25">
            <text:p>+</text:p>
          </table:table-cell>
          <table:table-cell office:value-type="float" office:value="31824.657534246566" table:formula="of:=SUM([.D64:.D64])" table:style-name="ce26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">
            <text:p>İADE Elektrik Teminat Bedeli</text:p>
          </table:table-cell>
          <table:table-cell office:value-type="string" table:style-name="ce2">
            <text:p>+</text:p>
          </table:table-cell>
          <table:table-cell office:value-type="float" office:value="850" table:style-name="ce10">
            <text:p>85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Nisan 2024 fatura</text:p>
          </table:table-cell>
          <table:table-cell office:value-type="string" table:style-name="ce2">
            <text:p>-</text:p>
          </table:table-cell>
          <table:table-cell office:value-type="float" office:value="-200" table:style-name="ce10">
            <text:p>-2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su bedeli</text:p>
          </table:table-cell>
          <table:table-cell office:value-type="string" table:style-name="ce2">
            <text:p>-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7">
            <text:p>ÖDENMEYEN Taksit 5</text:p>
          </table:table-cell>
          <table:table-cell office:value-type="string" table:style-name="ce2">
            <text:p>-</text:p>
          </table:table-cell>
          <table:table-cell office:value-type="float" office:value="-7000" table:formula="of:=[.F57]*-1" table:style-name="ce10">
            <text:p>-7.0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3">
          <table:table-cell table:style-name="ce2"/>
          <table:table-cell office:value-type="string" table:style-name="ce28">
            <text:p>İADE edilecek GENEL TOPLAM</text:p>
          </table:table-cell>
          <table:table-cell office:value-type="string" table:style-name="ce29">
            <text:p>+</text:p>
          </table:table-cell>
          <table:table-cell office:value-type="float" office:value="25474.657534246566" table:formula="of:=SUM([.D65:.D69])" table:style-name="ce26">
            <text:p>25.474,66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table:style-name="ce2"/>
          <table:table-cell office:value-type="string" table:style-name="ce113">
            <text:p>23-4-2024 elden nakit ödeme yapıldı</text:p>
          </table:table-cell>
          <table:table-cell table:style-name="ce114"/>
          <table:table-cell office:value-type="float" office:value="24000" table:style-name="ce115">
            <text:p>24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113">
            <text:p>Kalan elektrik faturasından sonra ödenecek</text:p>
          </table:table-cell>
          <table:table-cell table:style-name="ce114"/>
          <table:table-cell table:style-name="ce115"/>
          <table:table-cell table:number-columns-repeated="4" table:style-name="ce4"/>
          <table:table-cell table:number-columns-repeated="16376"/>
        </table:table-row>
        <table:table-row table:number-rows-repeated="2" table:style-name="ro1">
          <table:table-cell table:style-name="ce2"/>
          <table:table-cell table:style-name="ce113"/>
          <table:table-cell table:style-name="ce114"/>
          <table:table-cell table:style-name="ce115"/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78]+[.D79]-[.E79]" table:style-name="ce4">
            <text:p>45.0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79]+[.D80]-[.E80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9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80]+[.D81]-[.E81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9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81]+[.D82]-[.E82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82]-[.A79]" table:style-name="ce1">
            <text:p>393</text:p>
          </table:table-cell>
          <table:table-cell table:number-columns-repeated="2" table:style-name="ce1"/>
          <table:table-cell office:value-type="float" office:value="45800" table:formula="of:=[.F82]+[.D83]-[.E83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79]/[.C83]" table:style-name="ce2">
            <text:p>114,5038168</text:p>
          </table:table-cell>
          <table:table-cell table:style-name="ce10"/>
          <table:table-cell table:style-name="ce1"/>
          <table:table-cell office:value-type="float" office:value="45800" table:formula="of:=[.F83]+[.D84]-[.E84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84]+[.D85]-[.E85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5000" table:style-name="ce1">
            <text:p>25000</text:p>
          </table:table-cell>
          <table:table-cell office:value-type="float" office:value="20800" table:formula="of:=[.F85]+[.D86]-[.E86]" table:style-name="ce4">
            <text:p>20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0000" table:style-name="ce1">
            <text:p>20000</text:p>
          </table:table-cell>
          <table:table-cell office:value-type="float" office:value="800" table:formula="of:=[.F86]+[.D87]-[.E87]" table:style-name="ce4">
            <text:p>800,00</text:p>
          </table:table-cell>
          <table:table-cell table:number-columns-repeated="16378"/>
        </table:table-row>
        <table:table-row table:number-rows-repeated="1048489" table:style-name="ro4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32"/>
        <table:table-column table:style-name="co12" table:default-cell-style-name="ce33"/>
        <table:table-column table:style-name="co13" table:default-cell-style-name="ce34"/>
        <table:table-column table:style-name="co14" table:number-columns-repeated="1020" table:default-cell-style-name="ce32"/>
        <table:table-column table:style-name="co10" table:default-cell-style-name="ce32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38"/>
          <table:table-cell office:value-type="string" table:style-name="ce30">
            <text:p>Alacaklı Adı Soyadı / Unvanı</text:p>
          </table:table-cell>
          <table:table-cell table:style-name="ce31"/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İl</text:p>
          </table:table-cell>
          <table:table-cell office:value-type="string" table:style-name="ce31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1" table:number-rows-spanned="5" table:style-name="ce39">
            <text:p>BORÇLU</text:p>
          </table:table-cell>
          <table:table-cell office:value-type="string" table:style-name="ce30">
            <text:p>Kişilik</text:p>
          </table:table-cell>
          <table:table-cell office:value-type="string" table:content-validation-name="val1" table:style-name="ce35">
            <text:p>Gerçek Kişi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Adı Soyadı / Unvanı</text:p>
          </table:table-cell>
          <table:table-cell office:value-type="string" table:style-name="ce35">
            <text:p>CİHAN ÇAM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Adresi</text:p>
          </table:table-cell>
          <table:table-cell office:value-type="string" table:style-name="ce35">
            <text:p>Bedestenlioğlu Mah. Oğuzkent Koop Giriş Kat 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Vergi Dairesi</text:p>
          </table:table-cell>
          <table:table-cell office:value-type="string" table:style-name="ce35">
            <text:p>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Vergi No/TC Kimlik No</text:p>
          </table:table-cell>
          <table:table-cell office:value-type="string" table:style-name="ce35">
            <text:p>49048179620</text:p>
          </table:table-cell>
          <table:table-cell table:number-columns-repeated="16381"/>
        </table:table-row>
        <table:table-row table:style-name="ro5">
          <table:table-cell office:value-type="string" table:number-columns-spanned="1" table:number-rows-spanned="4" table:style-name="ce39">
            <text:p>KEFİL</text:p>
          </table:table-cell>
          <table:table-cell office:value-type="string" table:style-name="ce30">
            <text:p>Adı Soyadı / Unvanı</text:p>
          </table:table-cell>
          <table:table-cell office:value-type="string" table:style-name="ce35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Adresi</text:p>
          </table:table-cell>
          <table:table-cell office:value-type="string" table:style-name="ce36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Vergi Dairesi</text:p>
          </table:table-cell>
          <table:table-cell office:value-type="string" table:style-name="ce35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0">
            <text:p>Vergi No/TC Kimlik No</text:p>
          </table:table-cell>
          <table:table-cell office:value-type="string" table:style-name="ce37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45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5"/>
        <table:table-column table:style-name="co18" table:default-cell-style-name="ce43"/>
        <table:table-column table:style-name="co19" table:default-cell-style-name="ce44"/>
        <table:table-column table:style-name="co20" table:default-cell-style-name="ce44"/>
        <table:table-column table:style-name="co21" table:number-columns-repeated="1015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51"/>
          <table:table-cell table:style-name="ce40"/>
          <table:table-cell table:style-name="ce41"/>
          <table:table-cell table:style-name="ce42"/>
          <table:table-cell table:style-name="ce32"/>
          <table:table-cell table:style-name="ce43"/>
          <table:table-cell table:number-columns-repeated="2" table:style-name="ce44"/>
          <table:table-cell table:number-columns-repeated="16376"/>
        </table:table-row>
        <table:table-row table:style-name="ro5">
          <table:covered-table-cell/>
          <table:table-cell office:value-type="string" table:style-name="ce40">
            <text:p>Senet No</text:p>
          </table:table-cell>
          <table:table-cell office:value-type="string" table:style-name="ce40">
            <text:p>Düzenleme Tarihi</text:p>
          </table:table-cell>
          <table:table-cell office:value-type="string" table:style-name="ce40">
            <text:p>Vade Tarihi</text:p>
          </table:table-cell>
          <table:table-cell office:value-type="string" table:style-name="ce33">
            <text:p>Tutarı Rakamla</text:p>
          </table:table-cell>
          <table:table-cell office:value-type="string" table:style-name="ce46">
            <text:p>Tutarı Yazıyla</text:p>
          </table:table-cell>
          <table:table-cell office:value-type="string" table:style-name="ce40">
            <text:p>Borcun Nedeni</text:p>
          </table:table-cell>
          <table:table-cell office:value-type="string" table:style-name="ce40">
            <text:p>Senet <text:s/>Mühteviyatı</text:p>
          </table:table-cell>
          <table:table-cell table:number-columns-repeated="16376"/>
        </table:table-row>
        <table:table-row table:style-name="ro5">
          <table:table-cell office:value-type="float" office:value="3" table:number-columns-spanned="1" table:number-rows-spanned="7" table:style-name="ce52">
            <text:p>3</text:p>
          </table:table-cell>
          <table:table-cell office:value-type="float" office:value="1" table:style-name="ce41">
            <text:p>1</text:p>
          </table:table-cell>
          <table:table-cell office:value-type="date" office:date-value="2023-08-30T00:00:00" table:style-name="ce47">
            <text:p>30.08.2023</text:p>
          </table:table-cell>
          <table:table-cell office:value-type="date" office:date-value="2023-09-30T00:00:00" table:style-name="ce47">
            <text:p>30.09.2023</text:p>
          </table:table-cell>
          <table:table-cell office:value-type="float" office:value="6000" table:style-name="ce48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46">
            <text:p>Altıbin TL<text:s/></text:p>
          </table:table-cell>
          <table:table-cell office:value-type="string" table:content-validation-name="val2" table:style-name="ce41">
            <text:p>nakden</text:p>
          </table:table-cell>
          <table:table-cell office:value-type="string" table:style-name="ce41">
            <text:p>1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2" table:style-name="ce41">
            <text:p>2</text:p>
          </table:table-cell>
          <table:table-cell office:value-type="date" office:date-value="2023-08-30T00:00:00" table:style-name="ce47">
            <text:p>30.08.2023</text:p>
          </table:table-cell>
          <table:table-cell table:style-name="ce47"/>
          <table:table-cell office:value-type="float" office:value="6000" table:style-name="ce48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46">
            <text:p>Altıbin TL<text:s/></text:p>
          </table:table-cell>
          <table:table-cell office:value-type="string" table:content-validation-name="val2" table:style-name="ce41">
            <text:p>nakden</text:p>
          </table:table-cell>
          <table:table-cell office:value-type="string" table:style-name="ce41">
            <text:p>2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3" table:style-name="ce41">
            <text:p>3</text:p>
          </table:table-cell>
          <table:table-cell office:value-type="date" office:date-value="2023-08-30T00:00:00" table:style-name="ce47">
            <text:p>30.08.2023</text:p>
          </table:table-cell>
          <table:table-cell table:style-name="ce47"/>
          <table:table-cell office:value-type="float" office:value="6000" table:style-name="ce48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46">
            <text:p>Altıbin TL<text:s/></text:p>
          </table:table-cell>
          <table:table-cell office:value-type="string" table:content-validation-name="val2" table:style-name="ce41">
            <text:p>nakden</text:p>
          </table:table-cell>
          <table:table-cell office:value-type="string" table:style-name="ce41">
            <text:p>3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4" table:style-name="ce41">
            <text:p>4</text:p>
          </table:table-cell>
          <table:table-cell office:value-type="date" office:date-value="2023-08-30T00:00:00" table:style-name="ce47">
            <text:p>30.08.2023</text:p>
          </table:table-cell>
          <table:table-cell table:style-name="ce47"/>
          <table:table-cell office:value-type="float" office:value="6000" table:style-name="ce48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46">
            <text:p>Altıbin TL<text:s/></text:p>
          </table:table-cell>
          <table:table-cell office:value-type="string" table:content-validation-name="val2" table:style-name="ce41">
            <text:p>nakden</text:p>
          </table:table-cell>
          <table:table-cell office:value-type="string" table:style-name="ce41">
            <text:p>4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5" table:style-name="ce41">
            <text:p>5</text:p>
          </table:table-cell>
          <table:table-cell office:value-type="date" office:date-value="2023-08-30T00:00:00" table:style-name="ce47">
            <text:p>30.08.2023</text:p>
          </table:table-cell>
          <table:table-cell table:style-name="ce47"/>
          <table:table-cell office:value-type="float" office:value="7000" table:style-name="ce48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46">
            <text:p>Yedibin TL<text:s/></text:p>
          </table:table-cell>
          <table:table-cell office:value-type="string" table:content-validation-name="val2" table:style-name="ce41">
            <text:p>nakden</text:p>
          </table:table-cell>
          <table:table-cell office:value-type="string" table:style-name="ce41">
            <text:p>5. Taksit</text:p>
          </table:table-cell>
          <table:table-cell table:number-columns-repeated="16376"/>
        </table:table-row>
        <table:table-row table:number-rows-repeated="2" table:style-name="ro5">
          <table:covered-table-cell/>
          <table:table-cell table:style-name="ce44"/>
          <table:table-cell table:number-columns-repeated="2" table:style-name="ce47"/>
          <table:table-cell table:style-name="ce49"/>
          <table:table-cell table:style-name="ce50"/>
          <table:table-cell table:style-name="ce44"/>
          <table:table-cell table:style-name="ce41"/>
          <table:table-cell table:number-columns-repeated="16376"/>
        </table:table-row>
        <table:table-row table:style-name="ro5">
          <table:table-cell table:style-name="ce32"/>
          <table:table-cell table:style-name="ce44"/>
          <table:table-cell table:number-columns-repeated="2" table:style-name="ce47"/>
          <table:table-cell table:style-name="ce49"/>
          <table:table-cell table:style-name="ce50"/>
          <table:table-cell table:style-name="ce44"/>
          <table:table-cell table:style-name="ce41"/>
          <table:table-cell table:number-columns-repeated="16376"/>
        </table:table-row>
        <table:table-row table:style-name="ro5">
          <table:table-cell table:number-columns-spanned="1" table:number-rows-spanned="5" table:style-name="ce51"/>
          <table:table-cell table:style-name="ce44"/>
          <table:table-cell table:number-columns-repeated="2" table:style-name="ce47"/>
          <table:table-cell table:style-name="ce49"/>
          <table:table-cell table:style-name="ce50"/>
          <table:table-cell table:style-name="ce44"/>
          <table:table-cell table:style-name="ce41"/>
          <table:table-cell table:number-columns-repeated="16376"/>
        </table:table-row>
        <table:table-row table:number-rows-repeated="3" table:style-name="ro5">
          <table:covered-table-cell/>
          <table:table-cell table:style-name="ce44"/>
          <table:table-cell table:number-columns-repeated="2" table:style-name="ce47"/>
          <table:table-cell table:style-name="ce49"/>
          <table:table-cell table:style-name="ce50"/>
          <table:table-cell table:style-name="ce44"/>
          <table:table-cell table:style-name="ce41"/>
          <table:table-cell table:number-columns-repeated="16376"/>
        </table:table-row>
        <table:table-row table:style-name="ro5">
          <table:covered-table-cell/>
          <table:table-cell table:style-name="ce40"/>
          <table:table-cell table:style-name="ce47"/>
          <table:table-cell table:style-name="ce42"/>
          <table:table-cell table:style-name="ce32"/>
          <table:table-cell table:style-name="ce43"/>
          <table:table-cell table:number-columns-repeated="2" table:style-name="ce44"/>
          <table:table-cell table:number-columns-repeated="16376"/>
        </table:table-row>
        <table:table-row table:style-name="ro5">
          <table:table-cell table:number-columns-spanned="1" table:number-rows-spanned="4" table:style-name="ce51"/>
          <table:table-cell table:style-name="ce40"/>
          <table:table-cell table:style-name="ce47"/>
          <table:table-cell table:style-name="ce42"/>
          <table:table-cell table:style-name="ce32"/>
          <table:table-cell table:style-name="ce43"/>
          <table:table-cell table:number-columns-repeated="2" table:style-name="ce44"/>
          <table:table-cell table:number-columns-repeated="16376"/>
        </table:table-row>
        <table:table-row table:style-name="ro5">
          <table:covered-table-cell/>
          <table:table-cell table:style-name="ce40"/>
          <table:table-cell table:style-name="ce47"/>
          <table:table-cell table:style-name="ce42"/>
          <table:table-cell table:style-name="ce32"/>
          <table:table-cell table:number-columns-repeated="16379"/>
        </table:table-row>
        <table:table-row table:style-name="ro5">
          <table:covered-table-cell/>
          <table:table-cell table:style-name="ce40"/>
          <table:table-cell table:style-name="ce41"/>
          <table:table-cell table:style-name="ce42"/>
          <table:table-cell table:style-name="ce32"/>
          <table:table-cell table:number-columns-repeated="16379"/>
        </table:table-row>
        <table:table-row table:style-name="ro5">
          <table:covered-table-cell/>
          <table:table-cell table:style-name="ce40"/>
          <table:table-cell table:style-name="ce44"/>
          <table:table-cell table:style-name="ce42"/>
          <table:table-cell table:style-name="ce32"/>
          <table:table-cell table:number-columns-repeated="16379"/>
        </table:table-row>
        <table:table-row table:number-rows-repeated="3" table:style-name="ro5">
          <table:table-cell table:style-name="ce32"/>
          <table:table-cell table:style-name="ce40"/>
          <table:table-cell table:number-columns-repeated="2" table:style-name="ce42"/>
          <table:table-cell table:style-name="ce32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53"/>
        <table:table-column table:style-name="co23" table:default-cell-style-name="ce53"/>
        <table:table-column table:style-name="co8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32" table:default-cell-style-name="ce53"/>
        <table:table-column table:style-name="co33" table:default-cell-style-name="ce53"/>
        <table:table-column table:style-name="co14" table:number-columns-repeated="1008" table:default-cell-style-name="ce53"/>
        <table:table-column table:style-name="co9" table:default-cell-style-name="ce1"/>
        <table:table-column table:style-name="co10" table:number-columns-repeated="15362" table:default-cell-style-name="ce1"/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54"/>
          <table:table-cell table:style-name="ce53"/>
          <table:table-cell table:number-columns-repeated="9" table:style-name="ce55"/>
          <table:table-cell table:style-name="ce56"/>
          <table:table-cell table:number-columns-repeated="16371"/>
        </table:table-row>
        <table:table-row table:style-name="ro6">
          <table:table-cell/>
          <table:table-cell table:style-name="ce57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102">
            <text:p>49048179620 <text:s text:c="3"/>- Taksit No:<text:s text:c="3"/></text:p>
          </table:table-cell>
          <table:table-cell table:style-name="ce59"/>
          <table:table-cell table:style-name="ce60"/>
          <table:table-cell office:value-type="string" table:style-name="ce61">
            <text:p>VADE</text:p>
          </table:table-cell>
          <table:table-cell table:style-name="ce62"/>
          <table:table-cell office:value-type="string" table:style-name="ce61">
            <text:p>TÜRK LIRASI</text:p>
          </table:table-cell>
          <table:table-cell table:style-name="ce61"/>
          <table:table-cell office:value-type="string" table:style-name="ce61">
            <text:p>No</text:p>
          </table:table-cell>
          <table:table-cell table:style-name="ce63"/>
          <table:table-cell office:value-type="string" table:style-name="ce64">
            <text:p>DÜZENLEME TARIHI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6"/>
          <table:table-cell office:value-type="date" office:date-value="2023-09-30T00:00:00" table:formula="of:= IF([Senet_Taksit_Giriş.D3]=&quot;&quot;;&quot;&quot;;[Senet_Taksit_Giriş.D3])" table:number-columns-spanned="1" table:number-rows-spanned="2" table:style-name="ce103">
            <text:p>30.09.2023</text:p>
          </table:table-cell>
          <table:table-cell table:style-name="ce67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104">
            <text:p># 6.000,00 TL #</text:p>
          </table:table-cell>
          <table:table-cell table:style-name="ce68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105">
            <text:p>- 1 -</text:p>
          </table:table-cell>
          <table:table-cell table:style-name="ce69"/>
          <table:table-cell office:value-type="date" office:date-value="2023-08-30T00:00:00" table:formula="of:=[Senet_Taksit_Giriş.C3]" table:number-columns-spanned="1" table:number-rows-spanned="2" table:style-name="ce106">
            <text:p>30.08.2023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70"/>
          <table:covered-table-cell/>
          <table:table-cell table:style-name="ce71"/>
          <table:covered-table-cell/>
          <table:table-cell table:style-name="ce72"/>
          <table:covered-table-cell/>
          <table:table-cell table:style-name="ce73"/>
          <table:covered-table-cell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7">
            <text:p><text:s text:c="23"/>İş bu emre muharrer senedimin mükabilinde 30 Eylül 2023 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5"/>
          <table:table-cell table:number-columns-repeated="16371"/>
        </table:table-row>
        <table:table-row table:number-rows-repeated="5" table:style-name="ro6">
          <table:table-cell/>
          <table:table-cell table:style-name="ce74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76">
            <text:p>Borçlu İsim-Unvan</text:p>
          </table:table-cell>
          <table:table-cell office:value-type="string" table:style-name="ce77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108">
            <text:p>CİHAN ÇAM</text:p>
          </table:table-cell>
          <table:covered-table-cell table:number-columns-repeated="4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79">
            <text:p>Tc Kimlik No</text:p>
          </table:table-cell>
          <table:table-cell office:value-type="string" table:style-name="ce80">
            <text:p>:</text:p>
          </table:table-cell>
          <table:table-cell office:value-type="string" office:string-value="49048179620" table:formula="of:=[Senet_Borçlu_Alacaklı_Giriş.$C$8]" table:style-name="ce81">
            <text:p>49048179620</text:p>
          </table:table-cell>
          <table:table-cell table:number-columns-repeated="3" table:style-name="ce81"/>
          <table:table-cell table:style-name="ce82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table:style-name="ce84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office:string-value="Bedestenlioğlu Mah. Oğuzkent Koop Giriş Kat Tokat" table:formula="of:=[Senet_Borçlu_Alacaklı_Giriş.$C$6]" table:number-columns-spanned="4" table:number-rows-spanned="2" table:style-name="ce109">
            <text:p>Bedestenlioğlu Mah. Oğuzkent Koop Giriş Kat Tokat</text:p>
          </table:table-cell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covered-table-cell/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8">
            <text:p>Vergi Dairesi<text:s text:c="2"/></text:p>
          </table:table-cell>
          <table:table-cell office:value-type="string" table:style-name="ce89">
            <text:p>:</text:p>
          </table:table-cell>
          <table:table-cell office:value-type="string" office:string-value="Tokat" table:formula="of:=[Senet_Borçlu_Alacaklı_Giriş.$C$7]" table:style-name="ce89">
            <text:p>Tokat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92">
            <text:p>KEFİL İsim Unvan</text:p>
          </table:table-cell>
          <table:table-cell office:value-type="string" table:style-name="ce93">
            <text:p>:</text:p>
          </table:table-cell>
          <table:table-cell office:value-type="string" office:string-value=" " table:formula="of:=[Senet_Borçlu_Alacaklı_Giriş.$C$9]" table:style-name="ce93">
            <text:p><text:s/></text:p>
          </table:table-cell>
          <table:table-cell table:style-name="ce93"/>
          <table:table-cell table:style-name="ce94"/>
          <table:table-cell table:style-name="ce55"/>
          <table:table-cell table:style-name="ce5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table:style-name="ce95"/>
          <table:table-cell office:value-type="string" table:style-name="ce96">
            <text:p>:</text:p>
          </table:table-cell>
          <table:table-cell office:value-type="string" office:string-value=" " table:formula="of:=[Senet_Borçlu_Alacaklı_Giriş.$C$12]" table:style-name="ce97">
            <text:p><text:s/></text:p>
          </table:table-cell>
          <table:table-cell table:style-name="ce96"/>
          <table:table-cell table:style-name="ce98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9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table:number-columns-spanned="4" table:number-rows-spanned="1" table:style-name="ce51"/>
          <table:covered-table-cell table:number-columns-repeated="3"/>
          <table:table-cell table:number-columns-repeated="2"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9">
            <text:p>Vergi Dairesi<text:s text:c="2"/></text:p>
          </table:table-cell>
          <table:table-cell table:style-name="ce89"/>
          <table:table-cell office:value-type="string" office:string-value=" " table:formula="of:=[Senet_Borçlu_Alacaklı_Giriş.$C$11]" table:style-name="ce89">
            <text:p><text:s/>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100"/>
          <table:covered-table-cell/>
          <table:table-cell table:number-columns-repeated="9" table:style-name="ce90"/>
          <table:table-cell table:style-name="ce91"/>
          <table:table-cell table:number-columns-repeated="16371"/>
        </table:table-row>
        <table:table-row table:number-rows-repeated="4" table:style-name="ro6">
          <table:table-cell/>
          <table:table-cell table:style-name="ce53"/>
          <table:table-cell table:style-name="ce58"/>
          <table:table-cell table:number-columns-repeated="1018" table:style-name="ce53"/>
          <table:table-cell table:number-columns-repeated="15363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style-name="ce54"/>
          <table:table-cell office:value-type="string" office:string-value="CİHAN ÇAM    - Taksit No: 2  " table:formula="of:=[.$H47] &amp;&quot;    - Taksit No: &quot; &amp; [.$J39]&amp;&quot;  &quot;" table:number-columns-spanned="1" table:number-rows-spanned="22" table:style-name="ce102">
            <text:p>CİHAN ÇAM <text:s text:c="3"/>- Taksit No: 2<text:s text:c="2"/></text:p>
          </table:table-cell>
          <table:table-cell table:number-columns-repeated="9" table:style-name="ce55"/>
          <table:table-cell table:style-name="ce56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0"/>
          <table:table-cell office:value-type="string" table:style-name="ce61">
            <text:p>VADE</text:p>
          </table:table-cell>
          <table:table-cell table:style-name="ce62"/>
          <table:table-cell office:value-type="string" table:style-name="ce61">
            <text:p>TÜRK LIRASI</text:p>
          </table:table-cell>
          <table:table-cell table:style-name="ce61"/>
          <table:table-cell office:value-type="string" table:style-name="ce61">
            <text:p>No</text:p>
          </table:table-cell>
          <table:table-cell table:style-name="ce63"/>
          <table:table-cell office:value-type="string" table:style-name="ce64">
            <text:p>DÜZENLEME TARIHI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6"/>
          <table:table-cell office:value-type="string" office:string-value="" table:formula="of:= IF([Senet_Taksit_Giriş.D4]=&quot;&quot;;&quot;&quot;;[Senet_Taksit_Giriş.D4])" table:number-columns-spanned="1" table:number-rows-spanned="2" table:style-name="ce110"/>
          <table:table-cell table:style-name="ce67"/>
          <table:table-cell office:value-type="string" office:string-value="# 6.000,00 TL #" table:formula="of:=&quot;# &quot;&amp;TEXT(([Senet_Taksit_Giriş.E4]);&quot;#.##0,00&quot;)&amp;&quot; TL #&quot;" table:number-columns-spanned="1" table:number-rows-spanned="2" table:style-name="ce104">
            <text:p># 6.000,00 TL #</text:p>
          </table:table-cell>
          <table:table-cell table:style-name="ce68"/>
          <table:table-cell office:value-type="float" office:value="2" table:formula="of:=[Senet_Taksit_Giriş.B4]" table:number-columns-spanned="1" table:number-rows-spanned="2" table:style-name="ce105">
            <text:p>2</text:p>
          </table:table-cell>
          <table:table-cell table:style-name="ce69"/>
          <table:table-cell office:value-type="date" office:date-value="2023-08-30T00:00:00" table:formula="of:=[Senet_Taksit_Giriş.C4]" table:number-columns-spanned="1" table:number-rows-spanned="2" table:style-name="ce106">
            <text:p>30.08.2023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70"/>
          <table:covered-table-cell/>
          <table:table-cell table:style-name="ce71"/>
          <table:covered-table-cell/>
          <table:table-cell table:style-name="ce72"/>
          <table:covered-table-cell/>
          <table:table-cell table:style-name="ce73"/>
          <table:covered-table-cell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7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number-rows-repeated="4" table:style-name="ro6">
          <table:table-cell/>
          <table:table-cell table:style-name="ce74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76">
            <text:p>Borçlu İsim-Unvan</text:p>
          </table:table-cell>
          <table:table-cell office:value-type="string" table:style-name="ce77">
            <text:p>:</text:p>
          </table:table-cell>
          <table:table-cell office:value-type="string" office:string-value="CİHAN ÇAM" table:formula="of:=[.H19]" table:number-columns-spanned="5" table:number-rows-spanned="1" table:style-name="ce108">
            <text:p>CİHAN ÇAM</text:p>
          </table:table-cell>
          <table:covered-table-cell table:number-columns-repeated="4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79">
            <text:p>Tc Kimlik No</text:p>
          </table:table-cell>
          <table:table-cell office:value-type="string" table:style-name="ce80">
            <text:p>:</text:p>
          </table:table-cell>
          <table:table-cell office:value-type="string" office:string-value="49048179620" table:formula="of:=[Senet_Borçlu_Alacaklı_Giriş.$C$8]" table:style-name="ce81">
            <text:p>49048179620</text:p>
          </table:table-cell>
          <table:table-cell table:number-columns-repeated="3" table:style-name="ce81"/>
          <table:table-cell table:style-name="ce82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table:style-name="ce84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office:string-value="Bedestenlioğlu Mah. Oğuzkent Koop Giriş Kat Tokat" table:formula="of:=[Senet_Borçlu_Alacaklı_Giriş.$C$6]" table:number-columns-spanned="4" table:number-rows-spanned="2" table:style-name="ce109">
            <text:p>Bedestenlioğlu Mah. Oğuzkent Koop Giriş Kat Tokat</text:p>
          </table:table-cell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covered-table-cell/>
          <table:covered-table-cell table:number-columns-repeated="3"/>
          <table:table-cell table:style-name="ce85"/>
          <table:table-cell table:style-name="ce98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8">
            <text:p>Vergi Dairesi<text:s text:c="2"/></text:p>
          </table:table-cell>
          <table:table-cell office:value-type="string" table:style-name="ce89">
            <text:p>:</text:p>
          </table:table-cell>
          <table:table-cell office:value-type="string" office:string-value="Tokat" table:formula="of:=[Senet_Borçlu_Alacaklı_Giriş.$C$7]" table:style-name="ce89">
            <text:p>Tokat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92">
            <text:p>KEFİL İsim Unvan</text:p>
          </table:table-cell>
          <table:table-cell office:value-type="string" table:style-name="ce93">
            <text:p>:</text:p>
          </table:table-cell>
          <table:table-cell office:value-type="string" office:string-value=" " table:formula="of:=[Senet_Borçlu_Alacaklı_Giriş.$C$9]" table:style-name="ce93">
            <text:p><text:s/></text:p>
          </table:table-cell>
          <table:table-cell table:style-name="ce93"/>
          <table:table-cell table:style-name="ce94"/>
          <table:table-cell table:style-name="ce55"/>
          <table:table-cell table:style-name="ce5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5">
            <text:p>TC Kimlik No</text:p>
          </table:table-cell>
          <table:table-cell office:value-type="string" table:style-name="ce96">
            <text:p>:</text:p>
          </table:table-cell>
          <table:table-cell office:value-type="string" office:string-value=" " table:formula="of:=[Senet_Borçlu_Alacaklı_Giriş.$C$12]" table:style-name="ce97">
            <text:p><text:s/></text:p>
          </table:table-cell>
          <table:table-cell table:style-name="ce96"/>
          <table:table-cell table:style-name="ce98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9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office:string-value=" " table:formula="of:=[Senet_Borçlu_Alacaklı_Giriş.$C$10]" table:number-columns-spanned="4" table:number-rows-spanned="1" table:style-name="ce111">
            <text:p><text:s/></text:p>
          </table:table-cell>
          <table:covered-table-cell table:number-columns-repeated="3"/>
          <table:table-cell table:number-columns-repeated="2"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9">
            <text:p>Vergi Dairesi<text:s text:c="2"/></text:p>
          </table:table-cell>
          <table:table-cell table:style-name="ce89"/>
          <table:table-cell office:value-type="string" office:string-value=" " table:formula="of:=[Senet_Borçlu_Alacaklı_Giriş.$C$11]" table:style-name="ce89">
            <text:p><text:s/>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100"/>
          <table:covered-table-cell/>
          <table:table-cell table:number-columns-repeated="9" table:style-name="ce90"/>
          <table:table-cell table:style-name="ce91"/>
          <table:table-cell table:number-columns-repeated="16371"/>
        </table:table-row>
        <table:table-row table:number-rows-repeated="6" table:style-name="ro6">
          <table:table-cell/>
          <table:table-cell table:number-columns-repeated="12" table:style-name="ce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54"/>
          <table:table-cell office:value-type="string" office:string-value="CİHAN ÇAM    - Taksit No: 3  " table:formula="of:=[.$H76] &amp;&quot;    - Taksit No: &quot; &amp; [.$J68]&amp;&quot;  &quot;" table:number-columns-spanned="1" table:number-rows-spanned="22" table:style-name="ce102">
            <text:p>CİHAN ÇAM <text:s text:c="3"/>- Taksit No: 3<text:s text:c="2"/></text:p>
          </table:table-cell>
          <table:table-cell table:number-columns-repeated="9" table:style-name="ce55"/>
          <table:table-cell table:style-name="ce56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table:style-name="ce101">
            <text:p>VADE</text:p>
          </table:table-cell>
          <table:table-cell table:style-name="ce62"/>
          <table:table-cell office:value-type="string" table:style-name="ce61">
            <text:p>TÜRK LIRASI</text:p>
          </table:table-cell>
          <table:table-cell table:style-name="ce61"/>
          <table:table-cell office:value-type="string" table:style-name="ce61">
            <text:p>No</text:p>
          </table:table-cell>
          <table:table-cell table:style-name="ce63"/>
          <table:table-cell office:value-type="string" table:style-name="ce64">
            <text:p>DÜZENLEME TARIHI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" table:formula="of:= IF([Senet_Taksit_Giriş.D34]=&quot;&quot;;&quot;&quot;;[Senet_Taksit_Giriş.D34])" table:number-columns-spanned="1" table:number-rows-spanned="2" table:style-name="ce110"/>
          <table:table-cell table:style-name="ce67"/>
          <table:table-cell office:value-type="string" office:string-value="# 6.000,00 TL #" table:formula="of:=&quot;# &quot;&amp;TEXT(([Senet_Taksit_Giriş.E5]);&quot;#.##0,00&quot;)&amp;&quot; TL #&quot;" table:number-columns-spanned="1" table:number-rows-spanned="2" table:style-name="ce104">
            <text:p># 6.000,00 TL #</text:p>
          </table:table-cell>
          <table:table-cell table:style-name="ce68"/>
          <table:table-cell office:value-type="float" office:value="3" table:formula="of:=[Senet_Taksit_Giriş.B5]" table:number-columns-spanned="1" table:number-rows-spanned="2" table:style-name="ce105">
            <text:p>3</text:p>
          </table:table-cell>
          <table:table-cell table:style-name="ce69"/>
          <table:table-cell office:value-type="date" office:date-value="2023-08-30T00:00:00" table:formula="of:=[Senet_Taksit_Giriş.C5]" table:number-columns-spanned="1" table:number-rows-spanned="2" table:style-name="ce106">
            <text:p>30.08.2023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covered-table-cell/>
          <table:table-cell table:style-name="ce71"/>
          <table:covered-table-cell/>
          <table:table-cell table:style-name="ce72"/>
          <table:covered-table-cell/>
          <table:table-cell table:style-name="ce73"/>
          <table:covered-table-cell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7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number-rows-repeated="4" table:style-name="ro6">
          <table:table-cell/>
          <table:table-cell table:style-name="ce74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76">
            <text:p>Borçlu İsim-Unvan</text:p>
          </table:table-cell>
          <table:table-cell office:value-type="string" table:style-name="ce77">
            <text:p>:</text:p>
          </table:table-cell>
          <table:table-cell office:value-type="string" table:number-columns-spanned="5" table:number-rows-spanned="1" table:style-name="ce108">
            <text:p>CİHAN ÇAM</text:p>
          </table:table-cell>
          <table:covered-table-cell table:number-columns-repeated="4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79">
            <text:p>Tc Kimlik No</text:p>
          </table:table-cell>
          <table:table-cell office:value-type="string" table:style-name="ce80">
            <text:p>:</text:p>
          </table:table-cell>
          <table:table-cell office:value-type="float" office:value="49048179620" table:style-name="ce81">
            <text:p>49048179620</text:p>
          </table:table-cell>
          <table:table-cell table:number-columns-repeated="3" table:style-name="ce81"/>
          <table:table-cell table:style-name="ce82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table:style-name="ce84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office:string-value="Bedestenlioğlu Mah. Oğuzkent Koop Giriş Kat Tokat" table:formula="of:=[Senet_Borçlu_Alacaklı_Giriş.$C$6]" table:number-columns-spanned="4" table:number-rows-spanned="2" table:style-name="ce112">
            <text:p>Bedestenlioğlu Mah. Oğuzkent Koop Giriş Kat Tokat</text:p>
          </table:table-cell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covered-table-cell/>
          <table:covered-table-cell table:number-columns-repeated="3"/>
          <table:table-cell table:style-name="ce85"/>
          <table:table-cell table:style-name="ce98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8">
            <text:p>Vergi Dairesi<text:s text:c="2"/></text:p>
          </table:table-cell>
          <table:table-cell office:value-type="string" table:style-name="ce89">
            <text:p>:</text:p>
          </table:table-cell>
          <table:table-cell office:value-type="string" office:string-value="Tokat" table:formula="of:=[Senet_Borçlu_Alacaklı_Giriş.$C$7]" table:style-name="ce89">
            <text:p>Tokat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92">
            <text:p>KEFİL İsim Unvan</text:p>
          </table:table-cell>
          <table:table-cell office:value-type="string" table:style-name="ce93">
            <text:p>:</text:p>
          </table:table-cell>
          <table:table-cell office:value-type="string" office:string-value=" " table:formula="of:=[Senet_Borçlu_Alacaklı_Giriş.$C$9]" table:style-name="ce93">
            <text:p><text:s/></text:p>
          </table:table-cell>
          <table:table-cell table:style-name="ce93"/>
          <table:table-cell table:style-name="ce94"/>
          <table:table-cell table:style-name="ce55"/>
          <table:table-cell table:style-name="ce5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5">
            <text:p>TC Kimlik No</text:p>
          </table:table-cell>
          <table:table-cell office:value-type="string" table:style-name="ce96">
            <text:p>:</text:p>
          </table:table-cell>
          <table:table-cell office:value-type="string" office:string-value=" " table:formula="of:=[Senet_Borçlu_Alacaklı_Giriş.$C$12]" table:style-name="ce97">
            <text:p><text:s/></text:p>
          </table:table-cell>
          <table:table-cell table:style-name="ce96"/>
          <table:table-cell table:style-name="ce98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9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office:string-value=" " table:formula="of:=[Senet_Borçlu_Alacaklı_Giriş.$C$10]" table:number-columns-spanned="4" table:number-rows-spanned="1" table:style-name="ce111">
            <text:p><text:s/></text:p>
          </table:table-cell>
          <table:covered-table-cell table:number-columns-repeated="3"/>
          <table:table-cell table:number-columns-repeated="2"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9">
            <text:p>Vergi Dairesi<text:s text:c="2"/></text:p>
          </table:table-cell>
          <table:table-cell table:style-name="ce89"/>
          <table:table-cell office:value-type="string" office:string-value=" " table:formula="of:=[Senet_Borçlu_Alacaklı_Giriş.$C$11]" table:style-name="ce89">
            <text:p><text:s/>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100"/>
          <table:covered-table-cell/>
          <table:table-cell table:number-columns-repeated="9" table:style-name="ce90"/>
          <table:table-cell table:style-name="ce91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54"/>
          <table:table-cell office:value-type="string" office:string-value="CİHAN ÇAM    - Taksit No: 4  " table:formula="of:=[.$H107] &amp;&quot;    - Taksit No: &quot; &amp; [.$J99]&amp;&quot;  &quot;" table:number-columns-spanned="1" table:number-rows-spanned="21" table:style-name="ce102">
            <text:p>CİHAN ÇAM <text:s text:c="3"/>- Taksit No: 4<text:s text:c="2"/></text:p>
          </table:table-cell>
          <table:table-cell table:number-columns-repeated="9" table:style-name="ce55"/>
          <table:table-cell table:style-name="ce56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0"/>
          <table:table-cell office:value-type="string" table:style-name="ce61">
            <text:p>VADE</text:p>
          </table:table-cell>
          <table:table-cell table:style-name="ce62"/>
          <table:table-cell office:value-type="string" table:style-name="ce61">
            <text:p>TÜRK LIRASI</text:p>
          </table:table-cell>
          <table:table-cell table:style-name="ce61"/>
          <table:table-cell office:value-type="string" table:style-name="ce61">
            <text:p>No</text:p>
          </table:table-cell>
          <table:table-cell table:style-name="ce63"/>
          <table:table-cell office:value-type="string" table:style-name="ce64">
            <text:p>DÜZENLEME TARIHI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6"/>
          <table:table-cell office:value-type="string" office:string-value="" table:formula="of:= IF([Senet_Taksit_Giriş.D66]=&quot;&quot;;&quot;&quot;;[Senet_Taksit_Giriş.D66])" table:number-columns-spanned="1" table:number-rows-spanned="2" table:style-name="ce110"/>
          <table:table-cell table:style-name="ce67"/>
          <table:table-cell office:value-type="string" office:string-value="# 6.000,00 TL #" table:formula="of:=&quot;# &quot;&amp;TEXT(([Senet_Taksit_Giriş.E6]);&quot;#.##0,00&quot;)&amp;&quot; TL #&quot;" table:number-columns-spanned="1" table:number-rows-spanned="2" table:style-name="ce104">
            <text:p># 6.000,00 TL #</text:p>
          </table:table-cell>
          <table:table-cell table:style-name="ce68"/>
          <table:table-cell office:value-type="float" office:value="4" table:formula="of:=[Senet_Taksit_Giriş.B6]" table:number-columns-spanned="1" table:number-rows-spanned="2" table:style-name="ce105">
            <text:p>4</text:p>
          </table:table-cell>
          <table:table-cell table:style-name="ce69"/>
          <table:table-cell office:value-type="date" office:date-value="2023-08-30T00:00:00" table:formula="of:=[Senet_Taksit_Giriş.C5]" table:number-columns-spanned="1" table:number-rows-spanned="2" table:style-name="ce106">
            <text:p>30.08.2023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70"/>
          <table:covered-table-cell/>
          <table:table-cell table:style-name="ce71"/>
          <table:covered-table-cell/>
          <table:table-cell table:style-name="ce72"/>
          <table:covered-table-cell/>
          <table:table-cell table:style-name="ce73"/>
          <table:covered-table-cell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7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number-rows-repeated="4" table:style-name="ro6">
          <table:table-cell/>
          <table:table-cell table:style-name="ce74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76">
            <text:p>Borçlu İsim-Unvan</text:p>
          </table:table-cell>
          <table:table-cell office:value-type="string" table:style-name="ce77">
            <text:p>:</text:p>
          </table:table-cell>
          <table:table-cell office:value-type="string" table:number-columns-spanned="5" table:number-rows-spanned="1" table:style-name="ce108">
            <text:p>CİHAN ÇAM</text:p>
          </table:table-cell>
          <table:covered-table-cell table:number-columns-repeated="4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79">
            <text:p>Tc Kimlik No</text:p>
          </table:table-cell>
          <table:table-cell office:value-type="string" table:style-name="ce80">
            <text:p>:</text:p>
          </table:table-cell>
          <table:table-cell office:value-type="float" office:value="49048179620" table:style-name="ce81">
            <text:p>49048179620</text:p>
          </table:table-cell>
          <table:table-cell table:number-columns-repeated="3" table:style-name="ce81"/>
          <table:table-cell table:style-name="ce82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table:style-name="ce84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office:string-value="Bedestenlioğlu Mah. Oğuzkent Koop Giriş Kat Tokat" table:formula="of:=[Senet_Borçlu_Alacaklı_Giriş.$C$6]" table:number-columns-spanned="4" table:number-rows-spanned="2" table:style-name="ce112">
            <text:p>Bedestenlioğlu Mah. Oğuzkent Koop Giriş Kat Tokat</text:p>
          </table:table-cell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covered-table-cell/>
          <table:covered-table-cell table:number-columns-repeated="3"/>
          <table:table-cell table:style-name="ce85"/>
          <table:table-cell table:style-name="ce98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8">
            <text:p>Vergi Dairesi<text:s text:c="2"/></text:p>
          </table:table-cell>
          <table:table-cell office:value-type="string" table:style-name="ce89">
            <text:p>:</text:p>
          </table:table-cell>
          <table:table-cell office:value-type="string" office:string-value="Tokat" table:formula="of:=[Senet_Borçlu_Alacaklı_Giriş.$C$7]" table:style-name="ce89">
            <text:p>Tokat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92">
            <text:p>KEFİL İsim Unvan</text:p>
          </table:table-cell>
          <table:table-cell office:value-type="string" table:style-name="ce93">
            <text:p>:</text:p>
          </table:table-cell>
          <table:table-cell office:value-type="string" office:string-value=" " table:formula="of:=[Senet_Borçlu_Alacaklı_Giriş.$C$9]" table:style-name="ce93">
            <text:p><text:s/></text:p>
          </table:table-cell>
          <table:table-cell table:style-name="ce93"/>
          <table:table-cell table:style-name="ce94"/>
          <table:table-cell table:style-name="ce55"/>
          <table:table-cell table:style-name="ce5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5">
            <text:p>TC Kimlik No</text:p>
          </table:table-cell>
          <table:table-cell office:value-type="string" table:style-name="ce96">
            <text:p>:</text:p>
          </table:table-cell>
          <table:table-cell office:value-type="string" office:string-value=" " table:formula="of:=[Senet_Borçlu_Alacaklı_Giriş.$C$12]" table:style-name="ce97">
            <text:p><text:s/></text:p>
          </table:table-cell>
          <table:table-cell table:style-name="ce96"/>
          <table:table-cell table:style-name="ce98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9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table:number-columns-spanned="4" table:number-rows-spanned="1" table:style-name="ce51"/>
          <table:covered-table-cell table:number-columns-repeated="3"/>
          <table:table-cell table:number-columns-repeated="2"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9">
            <text:p>Vergi Dairesi<text:s text:c="2"/></text:p>
          </table:table-cell>
          <table:table-cell table:style-name="ce89"/>
          <table:table-cell office:value-type="string" office:string-value=" " table:formula="of:=[Senet_Borçlu_Alacaklı_Giriş.$C$11]" table:style-name="ce89">
            <text:p><text:s/>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100"/>
          <table:table-cell table:style-name="ce53"/>
          <table:table-cell table:number-columns-repeated="9" table:style-name="ce90"/>
          <table:table-cell table:style-name="ce91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/>
          <table:table-cell table:style-name="ce54"/>
          <table:table-cell office:value-type="string" office:string-value="CİHAN ÇAM    - Taksit No: 5  " table:formula="of:=[.$H134] &amp;&quot;    - Taksit No: &quot; &amp; [.$J126]&amp;&quot;  &quot;" table:number-columns-spanned="1" table:number-rows-spanned="25" table:style-name="ce102">
            <text:p>CİHAN ÇAM <text:s text:c="3"/>- Taksit No: 5<text:s text:c="2"/></text:p>
          </table:table-cell>
          <table:table-cell table:number-columns-repeated="9" table:style-name="ce55"/>
          <table:table-cell table:style-name="ce56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0"/>
          <table:table-cell office:value-type="string" table:style-name="ce61">
            <text:p>VADE</text:p>
          </table:table-cell>
          <table:table-cell table:style-name="ce62"/>
          <table:table-cell office:value-type="string" table:style-name="ce61">
            <text:p>TÜRK LIRASI</text:p>
          </table:table-cell>
          <table:table-cell table:style-name="ce61"/>
          <table:table-cell office:value-type="string" table:style-name="ce61">
            <text:p>No</text:p>
          </table:table-cell>
          <table:table-cell table:style-name="ce63"/>
          <table:table-cell office:value-type="string" table:style-name="ce64">
            <text:p>DÜZENLEME TARIHI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66"/>
          <table:table-cell office:value-type="string" office:string-value="" table:formula="of:= IF([Senet_Taksit_Giriş.D94]=&quot;&quot;;&quot;&quot;;[Senet_Taksit_Giriş.D94])" table:number-columns-spanned="1" table:number-rows-spanned="2" table:style-name="ce110"/>
          <table:table-cell table:style-name="ce67"/>
          <table:table-cell office:value-type="string" office:string-value="# 7.000,00 TL #" table:formula="of:=&quot;# &quot;&amp;TEXT(([Senet_Taksit_Giriş.E7]);&quot;#.##0,00&quot;)&amp;&quot; TL #&quot;" table:number-columns-spanned="1" table:number-rows-spanned="2" table:style-name="ce104">
            <text:p># 7.000,00 TL #</text:p>
          </table:table-cell>
          <table:table-cell table:style-name="ce68"/>
          <table:table-cell office:value-type="float" office:value="5" table:formula="of:=[Senet_Taksit_Giriş.B7]" table:number-columns-spanned="1" table:number-rows-spanned="2" table:style-name="ce105">
            <text:p>5</text:p>
          </table:table-cell>
          <table:table-cell table:style-name="ce69"/>
          <table:table-cell office:value-type="date" office:date-value="2023-08-30T00:00:00" table:formula="of:=[Senet_Taksit_Giriş.C7]" table:number-columns-spanned="1" table:number-rows-spanned="2" table:style-name="ce106">
            <text:p>30.08.2023</text:p>
          </table:table-cell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style-name="ce59"/>
          <table:table-cell table:style-name="ce70"/>
          <table:covered-table-cell/>
          <table:table-cell table:style-name="ce71"/>
          <table:covered-table-cell/>
          <table:table-cell table:style-name="ce72"/>
          <table:covered-table-cell/>
          <table:table-cell table:style-name="ce73"/>
          <table:covered-table-cell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table-cell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7">
            <text:p><text:s text:c="23"/>İş bu emre muharrer senedimin mükabilinde <text:s text:c="43"/>tarihinde; Sayın :<text:s/></text:p>
            <text:p><text:s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57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number-rows-repeated="4" table:style-name="ro6">
          <table:table-cell/>
          <table:table-cell table:style-name="ce74"/>
          <table:covered-table-cell/>
          <table:table-cell table:number-columns-repeated="2" table:style-name="ce59"/>
          <table:covered-table-cell/>
          <table:covered-table-cell table:number-columns-repeated="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76">
            <text:p>Borçlu İsim-Unvan</text:p>
          </table:table-cell>
          <table:table-cell office:value-type="string" table:style-name="ce77">
            <text:p>:</text:p>
          </table:table-cell>
          <table:table-cell office:value-type="string" table:number-columns-spanned="5" table:number-rows-spanned="1" table:style-name="ce108">
            <text:p>CİHAN ÇAM</text:p>
          </table:table-cell>
          <table:covered-table-cell table:number-columns-repeated="4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79">
            <text:p>Tc Kimlik No</text:p>
          </table:table-cell>
          <table:table-cell office:value-type="string" table:style-name="ce80">
            <text:p>:</text:p>
          </table:table-cell>
          <table:table-cell office:value-type="float" office:value="49048179620" table:style-name="ce81">
            <text:p>49048179620</text:p>
          </table:table-cell>
          <table:table-cell table:number-columns-repeated="3" table:style-name="ce81"/>
          <table:table-cell table:style-name="ce82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table:style-name="ce84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table-cell office:value-type="string" office:string-value="Bedestenlioğlu Mah. Oğuzkent Koop Giriş Kat Tokat" table:formula="of:=[Senet_Borçlu_Alacaklı_Giriş.$C$6]" table:number-columns-spanned="4" table:number-rows-spanned="2" table:style-name="ce112">
            <text:p>Bedestenlioğlu Mah. Oğuzkent Koop Giriş Kat Tokat</text:p>
          </table:table-cell>
          <table:covered-table-cell table:number-columns-repeated="3"/>
          <table:table-cell table:style-name="ce85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78"/>
          <table:covered-table-cell/>
          <table:covered-table-cell table:number-columns-repeated="3"/>
          <table:table-cell table:style-name="ce85"/>
          <table:table-cell table:style-name="ce98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83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8">
            <text:p>Vergi Dairesi<text:s text:c="2"/></text:p>
          </table:table-cell>
          <table:table-cell office:value-type="string" table:style-name="ce89">
            <text:p>:</text:p>
          </table:table-cell>
          <table:table-cell office:value-type="string" office:string-value="Tokat" table:formula="of:=[Senet_Borçlu_Alacaklı_Giriş.$C$7]" table:style-name="ce89">
            <text:p>Tokat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5"/>
          <table:table-cell office:value-type="string" table:style-name="ce92">
            <text:p>KEFİL İsim Unvan</text:p>
          </table:table-cell>
          <table:table-cell office:value-type="string" table:style-name="ce93">
            <text:p>:</text:p>
          </table:table-cell>
          <table:table-cell office:value-type="string" office:string-value=" " table:formula="of:=[Senet_Borçlu_Alacaklı_Giriş.$C$9]" table:style-name="ce93">
            <text:p><text:s/></text:p>
          </table:table-cell>
          <table:table-cell table:style-name="ce93"/>
          <table:table-cell table:style-name="ce94"/>
          <table:table-cell table:style-name="ce55"/>
          <table:table-cell table:style-name="ce56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5">
            <text:p>TC Kimlik No</text:p>
          </table:table-cell>
          <table:table-cell office:value-type="string" table:style-name="ce96">
            <text:p>:</text:p>
          </table:table-cell>
          <table:table-cell office:value-type="string" office:string-value=" " table:formula="of:=[Senet_Borçlu_Alacaklı_Giriş.$C$12]" table:style-name="ce97">
            <text:p><text:s/></text:p>
          </table:table-cell>
          <table:table-cell table:style-name="ce96"/>
          <table:table-cell table:style-name="ce98"/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office:value-type="string" table:style-name="ce99">
            <text:p>Adres</text:p>
          </table:table-cell>
          <table:table-cell table:number-columns-repeated="2" table:style-name="ce85"/>
          <table:table-cell table:style-name="ce1"/>
          <table:table-cell office:value-type="string" table:style-name="ce86">
            <text:p>İmza</text:p>
          </table:table-cell>
          <table:table-cell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78"/>
          <table:table-cell table:number-columns-spanned="4" table:number-rows-spanned="1" table:style-name="ce51"/>
          <table:covered-table-cell table:number-columns-repeated="3"/>
          <table:table-cell table:number-columns-repeated="2" table:style-name="ce53"/>
          <table:table-cell table:number-columns-repeated="2" table:style-name="ce65"/>
          <table:table-cell table:number-columns-repeated="16371"/>
        </table:table-row>
        <table:table-row table:style-name="ro6">
          <table:table-cell/>
          <table:table-cell table:style-name="ce74"/>
          <table:covered-table-cell/>
          <table:table-cell table:style-name="ce59"/>
          <table:table-cell table:style-name="ce87"/>
          <table:table-cell office:value-type="string" office:string-value="Vergi Dairesi  " table:formula="of:=&quot;Vergi Dairesi  &quot;" table:style-name="ce89">
            <text:p>Vergi Dairesi<text:s text:c="2"/></text:p>
          </table:table-cell>
          <table:table-cell table:style-name="ce89"/>
          <table:table-cell office:value-type="string" office:string-value=" " table:formula="of:=[Senet_Borçlu_Alacaklı_Giriş.$C$11]" table:style-name="ce89">
            <text:p><text:s/>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65"/>
          <table:table-cell table:number-columns-repeated="16371"/>
        </table:table-row>
        <table:table-row table:style-name="ro6">
          <table:table-cell/>
          <table:table-cell table:style-name="ce100"/>
          <table:covered-table-cell/>
          <table:table-cell table:number-columns-repeated="9" table:style-name="ce90"/>
          <table:table-cell table:style-name="ce91"/>
          <table:table-cell table:number-columns-repeated="16371"/>
        </table:table-row>
        <table:table-row table:number-rows-repeated="3" table:style-name="ro6">
          <table:table-cell/>
          <table:table-cell table:style-name="ce53"/>
          <table:covered-table-cell/>
          <table:table-cell table:number-columns-repeated="1018" table:style-name="ce53"/>
          <table:table-cell table:number-columns-repeated="15363"/>
        </table:table-row>
        <table:table-row table:number-rows-repeated="1048280" table:style-name="ro6">
          <table:table-cell table:number-columns-repeated="16384"/>
        </table:table-row>
        <table:table-row table:number-rows-repeated="63" table:style-name="ro7">
          <table:table-cell table:number-columns-repeated="16384"/>
        </table:table-row>
        <table:table-row table:number-rows-repeated="8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text>%</number:text>
      <number:number number:decimal-places="2" number:min-decimal-places="2" number:min-integer-digits="1"/>
    </number:percentage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4-23T12:53:56Z</dc:date>
    <meta:print-date>2023-09-04T11:50:04Z</meta:print-date>
    <meta:editing-cycles>40</meta:editing-cycles>
    <meta:editing-duration>PT4276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